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a250d" officeooo:paragraph-rsid="005a250d"/>
    </style:style>
    <style:style style:name="P79" style:family="paragraph" style:parent-style-name="Standard">
      <style:text-properties officeooo:rsid="005fe0a7" officeooo:paragraph-rsid="005fe0a7"/>
    </style:style>
    <style:style style:name="P80" style:family="paragraph" style:parent-style-name="Standard">
      <style:text-properties officeooo:rsid="0051e3e5" officeooo:paragraph-rsid="0051e3e5"/>
    </style:style>
    <style:style style:name="P81" style:family="paragraph" style:parent-style-name="Standard">
      <style:text-properties officeooo:rsid="00600d5f" officeooo:paragraph-rsid="00600d5f"/>
    </style:style>
    <style:style style:name="P82" style:family="paragraph" style:parent-style-name="Standard">
      <style:text-properties officeooo:rsid="0061a471" officeooo:paragraph-rsid="0061a471"/>
    </style:style>
    <style:style style:name="P83" style:family="paragraph" style:parent-style-name="Standard">
      <style:text-properties officeooo:rsid="0064e5bd" officeooo:paragraph-rsid="0064e5bd"/>
    </style:style>
    <style:style style:name="P84" style:family="paragraph" style:parent-style-name="Standard">
      <style:text-properties officeooo:rsid="0064e5bd" officeooo:paragraph-rsid="0066e3af"/>
    </style:style>
    <style:style style:name="P85" style:family="paragraph" style:parent-style-name="Standard">
      <style:text-properties officeooo:rsid="0066e3af" officeooo:paragraph-rsid="0066e3af"/>
    </style:style>
    <style:style style:name="P86" style:family="paragraph" style:parent-style-name="Standard">
      <style:text-properties officeooo:rsid="006810af" officeooo:paragraph-rsid="006810af"/>
    </style:style>
    <style:style style:name="P87" style:family="paragraph" style:parent-style-name="Standard">
      <style:text-properties officeooo:rsid="00685a52" officeooo:paragraph-rsid="00685a5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text:p>
      <text:p text:style-name="P67"/>
      <text:p text:style-name="P67"><text:span text:style-name="T56">“I don't think that makes sense to me either. There were many branches we kept to the left of. That </text:span><text:soft-page-break/><text:span text:style-name="T56">means there must be islands between us and the far shore.” He kicked aside some stones until the mud underneath showed through and traced out a picture on the ground. He drew many forks, between each fork, an island, all parallel to one another. </text:span></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river. On one side, the river flowed to their left. On their other, it flowed to their right. </text:p>
      <text:p text:style-name="P73"><text:soft-page-break/>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one other person. You elf! You're supposed to know this island. How am I to know that you're not </text:span><text:soft-page-break/><text:span text:style-name="T68">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9">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9">Tzuras snorted. “Maybe I will… Like you said, I've been here all this time, with no problems.”</text:p>
      <text:p text:style-name="P79"/>
      <text:p text:style-name="P79">But as he voiced these words, his anger was betrayed by a hint of confusion, and he held a hand to his head. </text:p>
      <text:p text:style-name="P79"/>
      <text:p text:style-name="P79">“I've… I've been setting wards, for weeks. They have to be placed in a particular configuration. Ah...”</text:p>
      <text:p text:style-name="P79"/>
      <text:p text:style-name="P79">“<text:span text:style-name="T72">My god. Your mind has gone soft with the magic. How long have you been here elf? I bet you don't know!</text:span>”</text:p>
      <text:p text:style-name="P79"/>
      <text:p text:style-name="P81">Tzuras started to sweat as sudden realization washed over him. “How long...” He muttered to himself. His calm exterior was now completely shattered. His ran his hands through his long black hair. </text:p>
      <text:p text:style-name="P81"/>
      <text:p text:style-name="P82"><text:soft-page-break/>A smile of victory emerged on Quentin's mouth. Thella frowned.</text:p>
      <text:p text:style-name="P82"/>
      <text:p text:style-name="P82">Tzuras's despondency, and Quentin's smugness only lasted a minute however. Thella, who had been staring at the river, trying not to hear Quentin's misguided comments, suddenly called out. “There's a person!”</text:p>
      <text:p text:style-name="P82"/>
      <text:p text:style-name="P82">Quentin jerked at the sound of Thella's call. Tzuras was still standing in a daze, holding his head as if he was trying very hard to remember something.</text:p>
      <text:p text:style-name="P82"/>
      <text:p text:style-name="P82">Thella ran to the edge of the river. Sure enough thee was a shape of a person bobbing in and out of the river. It turned so that they could see it. </text:p>
      <text:p text:style-name="P82"/>
      <text:p text:style-name="P82">And already Quentin was on edge. Something about the way it moved throught he waters and rapids. It seemed too slow for the water around it, and even with its bobbing, seemed too still in some way. The head turned to face them. </text:p>
      <text:p text:style-name="P82"/>
      <text:p text:style-name="P82">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2"/>
      <text:p text:style-name="P82">Thella's eyes were wide. “There's someone in there! Uncle! We have to help them!”</text:p>
      <text:p text:style-name="P82"/>
      <text:p text:style-name="P82">But Quentin was frozen in fear. He backed up a half step and held his hands out as if to ward away the vision. “I can't… He's dead! Oh gods. I couldn't grab him in time.”</text:p>
      <text:p text:style-name="P82"/>
      <text:p text:style-name="P82">“Uncle! Use your magic!” She said, tugging on his robe. The person drifted downward. If it went any further it would be impossible to grab them. He would be swept well past them.</text:p>
      <text:p text:style-name="P82"/>
      <text:p text:style-name="P82">Thella looked up at Quentin and saw that the older man was pale with fear for some reason. </text:p>
      <text:p text:style-name="P82"/>
      <text:p text:style-name="P83">It was clear he could not help. “Tzuras!” She yelled, grabbing the other man's arm. “Snap out of it! We need to save this man!”</text:p>
      <text:p text:style-name="P83"/>
      <text:p text:style-name="P83">“Oh, but I just realized something very curious...” He mumbled. But after a second, his green eyes flashed to life and he stirred. He brushed the hair out of his eyes and sprang to his feet.</text:p>
      <text:p text:style-name="P83"/>
      <text:p text:style-name="P83">“Oh!” He cried out, and grabbed something from his pack and dashed with Thella to the shore. </text:p>
      <text:p text:style-name="P83"/>
      <text:p text:style-name="P83">“Hang on!” Thella cried out. </text:p>
      <text:p text:style-name="P83"/>
      <text:p text:style-name="P83">“Help!” The drowning man called back. “Current- Strong!” He managed to say, before being dunked under again by a roiling surge of water. </text:p>
      <text:p text:style-name="P83"/>
      <text:p text:style-name="P83">“Maybe if we stood out on the tree trunks we could get him.” Thella said, pointing to the fallen trees at the end of the shore.</text:p>
      <text:p text:style-name="P83"/>
      <text:p text:style-name="P83">But Tzuras shook his head. “No need. We would just fall in ourselves.” he produced the object, a wand <text:soft-page-break/>of pine wood and held it aloft, speaking a rush of words in a strange yet fluid language that Thella found somehow familiar. </text:p>
      <text:p text:style-name="P83"/>
      <text:p text:style-name="P84"><text:span text:style-name="T75">The man's struggles started to come less and less frequently. And Tzuras redoubled his efforts.</text:span></text:p>
      <text:p text:style-name="P84"/>
      <text:p text:style-name="P84"><text:span text:style-name="T75">Sweat ran from his forehead as he continued chanting, every once and a while signing shapes in the air with the wand. </text:span></text:p>
      <text:p text:style-name="P84"/>
      <text:p text:style-name="P84"><text:span text:style-name="T75">Thella stood by, realizing that this was likely some form of magic. </text:span></text:p>
      <text:p text:style-name="P84"/>
      <text:p text:style-name="P84"><text:span text:style-name="T75">Then, slowly and with much effort, the river bent slightly. Instead of carrying him down the next set of rapids, the man suddenly shunted off to the side towards them.</text:span></text:p>
      <text:p text:style-name="P84"/>
      <text:p text:style-name="P84"><text:span text:style-name="T75">Effort shone itself clear on the elf's face as he struggled to keep the spell. He braced his feet and signed once more, vigorously. </text:span></text:p>
      <text:p text:style-name="P84"/>
      <text:p text:style-name="P84"><text:span text:style-name="T75">A sudden wind rose, and the fog, which until this point has been mercifully hanging hundreds of feet off, started to roll towards them.</text:span></text:p>
      <text:p text:style-name="P84"/>
      <text:p text:style-name="P84">“<text:span text:style-name="T75">No! I won't let you have him!</text:span>” <text:span text:style-name="T75">Tzuras shouted in defiance. His knees started to shake, and the muscles on his arms and neck strained. </text:span></text:p>
      <text:p text:style-name="P84"/>
      <text:p text:style-name="P84"><text:span text:style-name="T75">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half swam, half dragged the body back, close enough that the river could not hope to grab him. </text:span></text:p>
      <text:p text:style-name="P84"/>
      <text:p text:style-name="P85">She then fell over as if faint, and sat on the rocks near him, <text:span text:style-name="T78">her clothing and bandages drenched.</text:span></text:p>
      <text:p text:style-name="P85"/>
      <text:p text:style-name="P85">“<text:span text:style-name="T76">Yes! Thella, you got him.</text:span>” <text:span text:style-name="T76">Tzuras said, breaking his spell. The river slipped instantly back into its original inclination. The fog stayed close though, as if angry to have lost the man to them.</text:span></text:p>
      <text:p text:style-name="P85"/>
      <text:p text:style-name="P86">Quentin had, by this point, snapped out of whatever fear had paralyzed him.</text:p>
      <text:p text:style-name="P86"/>
      <text:p text:style-name="P86">“Thella!” He cried out, rushing over to her, clutching his chest as he did so. He grabbed her, cradling her in his arms and brought her away from the water and the mysterious body.</text:p>
      <text:p text:style-name="P86"/>
      <text:p text:style-name="P86">“Uncle, we have to make sure he's ok...” Thella said, suddenly weak.</text:p>
      <text:p text:style-name="P86"/>
      <text:p text:style-name="P87">Fortunately, as Quentin laid Thella on the ground to address the body, he saw that Tzuras wa already seeing to it.</text:p>
      <text:p text:style-name="P87"/>
      <text:p text:style-name="P87">“I-Is he dead?” <text:span text:style-name="T77">Quentin asked, </text:span></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18T14:38:57.859000000</dc:date>
    <meta:editing-duration>PT8H5M50S</meta:editing-duration>
    <meta:editing-cycles>94</meta:editing-cycles>
    <meta:generator>LibreOffice/5.0.5.2$Windows_X86_64 LibreOffice_project/55b006a02d247b5f7215fc6ea0fde844b30035b3</meta:generator>
    <meta:document-statistic meta:table-count="0" meta:image-count="0" meta:object-count="0" meta:page-count="25" meta:paragraph-count="408" meta:word-count="11446" meta:character-count="62361" meta:non-whitespace-character-count="51131"/>
  </office:meta>
</office:document-meta>
</file>